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UNIVERSIDAD TECNOLÓGICA NACIONAL</text:p>
      <text:p text:style-name="P1">FACULTAD REGIONAL CÓRDOBA</text:p>
      <text:p text:style-name="P1">DEPARTAMENTO DE ING. ELECTRÓNICA</text:p>
      <text:p text:style-name="P1"/>
      <text:p text:style-name="P1"/>
      <text:p text:style-name="P1">Cátedra de Técnicas Digitales II</text:p>
      <text:p text:style-name="P1"/>
      <text:p text:style-name="P2">Examen final. 15 de febrero de 2007.</text:p>
      <text:p text:style-name="P2"/>
      <text:p text:style-name="P2"/>
      <text:p text:style-name="P3"/>
      <text:p text:style-name="P3"/>
      <text:p text:style-name="P3">1.- Se pide el diseño de un circuito para implementar la recepción de datos de un enlace RS 232-C <text:span text:style-name="T1">usando solamente componentes discretos (MSI) junto con un microprocesador 8088.</text:span> La frecuencia de recepción es de 4800 bps; la trama es de 8 bits de dato, paridad par y un bit de stop. El dispositivo <text:span text:style-name="T1">debe estar mapeado</text:span> en la dirección 320h del bus de i/o de un 8088. Es de especial interés:</text:p>
      <text:p text:style-name="P3"/>
      <text:list text:style-name="L1">
        <text:list-item>
          <text:p text:style-name="P4">cómo realiza la sincronización del receptor, implementando el reloj de recepción.</text:p>
        </text:list-item>
        <text:list-item>
          <text:p text:style-name="P4">Cómo detecta paridad</text:p>
        </text:list-item>
        <text:list-item>
          <text:p text:style-name="P4">Cómo se hace la interface al bus del 8088.</text:p>
        </text:list-item>
      </text:list>
      <text:p text:style-name="P3"/>
      <text:p text:style-name="P3">Ponderación: 4 puntos.</text:p>
      <text:p text:style-name="P3"/>
      <text:p text:style-name="P3"/>
      <text:p text:style-name="P3"/>
      <text:p text:style-name="P3">2.- Independientemente del procedimiento para detectar paridad usado en el punto (1.-) Ud. debe escribir una rutina en assembler del 8088 para detectar paridad de un conjunto de 8 bits de datos que llegan de modo serial, a la manera de los del enlace RS 232-C. Debe suponer que el programa corre cada vez que se recibe un bit.</text:p>
      <text:p text:style-name="P3"/>
      <text:p text:style-name="P3">Ponderación: 4 puntos.</text:p>
      <text:p text:style-name="P3"/>
      <text:p text:style-name="P3"/>
      <text:p text:style-name="P3"/>
      <text:p text:style-name="P3">3.- Implemente un buffer de 1024 caracteres para el enlace del punto (1.-). Debe estar en la posición 8000h y se pide la rutina de Assembler que lo llena y reconoce que se ha llegado al tope de su capacidad.</text:p>
      <text:p text:style-name="P3"/>
      <text:p text:style-name="P3">Ponderación: 2 puntos.</text:p>
      <text:p text:style-name="P3"/>
      <text:p text:style-name="P3"/>
      <text:p text:style-name="P2">para aprobar se requieren dos de los tres puntos como mínimo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font-name-asian="Lucida Sans Unicode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Luis Rafael Canali</meta:initial-creator>
    <meta:creation-date>2007-02-08T15:23:05</meta:creation-date>
    <dc:creator>Luis Rafael Canali</dc:creator>
    <dc:date>2007-02-15T17:58:23</dc:date>
    <dc:language>es-AR</dc:language>
    <meta:editing-cycles>6</meta:editing-cycles>
    <meta:editing-duration>PT35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239" meta:character-count="1347"/>
  </office:meta>
</office:document-meta>
</file>